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705613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20976" calcext:value-type="float">
            <text:p>141.92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05613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5956" calcext:value-type="float">
            <text:p>141.25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05613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85824" calcext:value-type="float">
            <text:p>141.08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05613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82776" calcext:value-type="float">
            <text:p>141.08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05613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16" calcext:value-type="float">
            <text:p>137.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05613</text:p>
          </table:table-cell>
          <table:table-cell office:value-type="string" calcext:value-type="string">
            <text:p>2020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032" calcext:value-type="float">
            <text:p>139.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05613</text:p>
          </table:table-cell>
          <table:table-cell office:value-type="string" calcext:value-type="string">
            <text:p>201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7544" calcext:value-type="float">
            <text:p>138.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05613</text:p>
          </table:table-cell>
          <table:table-cell office:value-type="string" calcext:value-type="string">
            <text:p>2018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797032" calcext:value-type="float">
            <text:p>137.79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05613</text:p>
          </table:table-cell>
          <table:table-cell office:value-type="string" calcext:value-type="string">
            <text:p>2017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04168" calcext:value-type="float">
            <text:p>138.50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05613</text:p>
          </table:table-cell>
          <table:table-cell office:value-type="string" calcext:value-type="string">
            <text:p>2016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99168" calcext:value-type="float">
            <text:p>136.59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05613</text:p>
          </table:table-cell>
          <table:table-cell office:value-type="string" calcext:value-type="string">
            <text:p>201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132568" calcext:value-type="float">
            <text:p>137.1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05613</text:p>
          </table:table-cell>
          <table:table-cell office:value-type="string" calcext:value-type="string">
            <text:p>201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45016" calcext:value-type="float">
            <text:p>136.14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05613</text:p>
          </table:table-cell>
          <table:table-cell office:value-type="string" calcext:value-type="string">
            <text:p>201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82376" calcext:value-type="float">
            <text:p>137.88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05613</text:p>
          </table:table-cell>
          <table:table-cell office:value-type="string" calcext:value-type="string">
            <text:p>201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47992" calcext:value-type="float">
            <text:p>134.04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05613</text:p>
          </table:table-cell>
          <table:table-cell office:value-type="string" calcext:value-type="string">
            <text:p>2011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61992" calcext:value-type="float">
            <text:p>131.7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05613</text:p>
          </table:table-cell>
          <table:table-cell office:value-type="string" calcext:value-type="string">
            <text:p>201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6796" calcext:value-type="float">
            <text:p>132.2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05613</text:p>
          </table:table-cell>
          <table:table-cell office:value-type="string" calcext:value-type="string">
            <text:p>2009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73016" calcext:value-type="float">
            <text:p>131.5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05613</text:p>
          </table:table-cell>
          <table:table-cell office:value-type="string" calcext:value-type="string">
            <text:p>200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79824" calcext:value-type="float">
            <text:p>131.1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05613</text:p>
          </table:table-cell>
          <table:table-cell office:value-type="string" calcext:value-type="string">
            <text:p>200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28136" calcext:value-type="float">
            <text:p>130.6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05613</text:p>
          </table:table-cell>
          <table:table-cell office:value-type="string" calcext:value-type="string">
            <text:p>200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23464" calcext:value-type="float">
            <text:p>129.8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05613</text:p>
          </table:table-cell>
          <table:table-cell office:value-type="string" calcext:value-type="string">
            <text:p>200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7424" calcext:value-type="float">
            <text:p>129.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05613</text:p>
          </table:table-cell>
          <table:table-cell office:value-type="string" calcext:value-type="string">
            <text:p>200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87016" calcext:value-type="float">
            <text:p>129.2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05613</text:p>
          </table:table-cell>
          <table:table-cell office:value-type="string" calcext:value-type="string">
            <text:p>200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704848" calcext:value-type="float">
            <text:p>128.7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05613</text:p>
          </table:table-cell>
          <table:table-cell office:value-type="string" calcext:value-type="string">
            <text:p>200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59968" calcext:value-type="float">
            <text:p>127.7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05613</text:p>
          </table:table-cell>
          <table:table-cell office:value-type="string" calcext:value-type="string">
            <text:p>200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6632" calcext:value-type="float">
            <text:p>126.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2" meta:object-count="0"/>
    <meta:user-defined meta:name="AppVersion">3.0</meta:user-defined>
  </office:meta>
</office:document-meta>
</file>